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Standard" style:font-family-generic="swiss" style:font-pitch="variable"/>
    <style:font-face style:name="Courier New" svg:font-family="'Courier New'" style:font-adornments="Standard"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nBJS" svg:font-family="SenBJS"/>
    <style:font-face style:name="SimSun" svg:font-family="SimSun" style:font-family-generic="system" style:font-pitch="variable"/>
  </office:font-face-decls>
  <office:automatic-styles>
    <style:style style:name="Tabelle2" style:family="table" style:master-page-name="">
      <style:table-properties style:width="16.002cm" style:page-number="auto" table:align="margins" style:writing-mode="page"/>
    </style:style>
    <style:style style:name="Tabelle2.A" style:family="table-column">
      <style:table-column-properties style:column-width="3.702cm" style:rel-column-width="2099*"/>
    </style:style>
    <style:style style:name="Tabelle2.B" style:family="table-column">
      <style:table-column-properties style:column-width="12.3cm" style:rel-column-width="6973*"/>
    </style:style>
    <style:style style:name="Tabelle2.A1" style:family="table-cell">
      <style:table-cell-properties fo:background-color="#dddddd" fo:padding="0.097cm" fo:border="0.05pt solid #000000">
        <style:background-image/>
      </style:table-cell-properties>
    </style:style>
    <style:style style:name="Tabelle2.A2" style:family="table-cell">
      <style:table-cell-properties fo:background-color="#dddddd" fo:padding="0.097cm" fo:border-left="0.05pt solid #000000" fo:border-right="none" fo:border-top="none" fo:border-bottom="0.05pt solid #000000">
        <style:background-image/>
      </style:table-cell-properties>
    </style:style>
    <style:style style:name="Tabelle2.B2" style:family="table-cell">
      <style:table-cell-properties fo:padding="0.097cm" fo:border-left="0.05pt solid #000000" fo:border-right="0.05pt solid #000000"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B7" style:family="table-cell">
      <style:table-cell-properties fo:padding="0.097cm" fo:border-left="0.05pt solid #000000" fo:border-right="0.05pt solid #000000"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2.10" style:family="table-row">
      <style:table-row-properties fo:keep-together="always"/>
    </style:style>
    <style:style style:name="Tabelle2.B10" style:family="table-cell">
      <style:table-cell-properties fo:padding="0.097cm" fo:border-left="0.05pt solid #000000" fo:border-right="0.05pt solid #000000" fo:border-top="none" fo:border-bottom="0.05pt solid #000000"/>
    </style:style>
    <style:style style:name="Tabelle2.B12" style:family="table-cell">
      <style:table-cell-properties fo:padding="0.097cm" fo:border-left="0.05pt solid #000000" fo:border-right="0.05pt solid #000000" fo:border-top="none" fo:border-bottom="0.05pt solid #000000"/>
    </style:style>
    <style:style style:name="Tabelle2.B13" style:family="table-cell">
      <style:table-cell-properties fo:padding="0.097cm" fo:border-left="0.05pt solid #000000" fo:border-right="0.05pt solid #000000" fo:border-top="none" fo:border-bottom="0.05pt solid #000000"/>
    </style:style>
    <style:style style:name="Tabelle2.B14"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rial1" fo:font-size="11pt" fo:font-weight="bold" officeooo:rsid="001a3b8c" officeooo:paragraph-rsid="001a3b8c" style:font-size-asian="11pt" style:font-weight-asian="bold" style:font-size-complex="11pt" style:font-weight-complex="bold"/>
    </style:style>
    <style:style style:name="P2" style:family="paragraph" style:parent-style-name="Header">
      <style:text-properties fo:font-size="6pt" style:font-size-asian="5.25pt" style:font-size-complex="6pt"/>
    </style:style>
    <style:style style:name="P3" style:family="paragraph" style:parent-style-name="Table_20_Contents">
      <style:paragraph-properties fo:text-align="justify" style:justify-single-word="false"/>
      <style:text-properties fo:font-weight="bold" style:font-size-asian="10.5pt" style:font-weight-asian="bold" style:font-weight-complex="bold"/>
    </style:style>
    <style:style style:name="P4" style:family="paragraph" style:parent-style-name="Table_20_Contents">
      <style:paragraph-properties fo:text-align="justify" style:justify-single-word="false"/>
      <style:text-properties fo:font-weight="bold" officeooo:rsid="001a3b8c" officeooo:paragraph-rsid="001a3b8c" style:font-size-asian="10.5pt" style:font-weight-asian="bold" style:font-weight-complex="bold"/>
    </style:style>
    <style:style style:name="P5" style:family="paragraph" style:parent-style-name="Table_20_Contents">
      <style:paragraph-properties fo:text-align="justify" style:justify-single-word="false"/>
      <style:text-properties fo:font-weight="bold" officeooo:rsid="001a7f91" officeooo:paragraph-rsid="001a7f91" style:font-size-asian="10.5pt" style:font-weight-asian="bold" style:font-weight-complex="bold"/>
    </style:style>
    <style:style style:name="P6" style:family="paragraph" style:parent-style-name="Table_20_Contents">
      <style:paragraph-properties fo:text-align="justify" style:justify-single-word="false"/>
      <style:text-properties style:font-name="Arial3" fo:font-size="11pt" fo:font-weight="bold" officeooo:rsid="001a3b8c" officeooo:paragraph-rsid="001a3b8c" style:font-size-asian="10.5pt" style:font-weight-asian="bold" style:font-weight-complex="bold"/>
    </style:style>
    <style:style style:name="P7" style:family="paragraph" style:parent-style-name="Table_20_Contents">
      <style:paragraph-properties fo:text-align="justify" style:justify-single-word="false"/>
      <style:text-properties style:font-name="Arial3" fo:font-size="11pt" fo:font-weight="bold" officeooo:rsid="001a7f91" officeooo:paragraph-rsid="001a7f91" style:font-size-asian="10.5pt" style:font-weight-asian="bold" style:font-weight-complex="bold"/>
    </style:style>
    <style:style style:name="P8" style:family="paragraph" style:parent-style-name="Standard">
      <style:paragraph-properties style:snap-to-layout-grid="false"/>
      <style:text-properties style:font-name="Liberation Sans" fo:font-size="12pt" officeooo:rsid="002003a0" officeooo:paragraph-rsid="001a3b8c" style:font-size-asian="12pt" style:font-name-complex="Liberation Serif" style:font-size-complex="12pt"/>
    </style:style>
    <style:style style:name="P9" style:family="paragraph" style:parent-style-name="Standard">
      <style:paragraph-properties style:snap-to-layout-grid="false"/>
      <style:text-properties style:font-name="Liberation Sans" fo:font-size="12pt" officeooo:rsid="002003a0" officeooo:paragraph-rsid="001a3b8c" style:font-size-asian="12pt" style:font-name-complex="Liberation Serif" style:font-size-complex="12pt"/>
    </style:style>
    <style:style style:name="P10" style:family="paragraph" style:parent-style-name="Standard">
      <style:paragraph-properties style:snap-to-layout-grid="false"/>
      <style:text-properties style:font-name="Liberation Sans" fo:font-size="12pt" officeooo:rsid="002130dd" officeooo:paragraph-rsid="002130dd" style:font-size-asian="12pt" style:font-name-complex="Liberation Serif" style:font-size-complex="12pt"/>
    </style:style>
    <style:style style:name="P11" style:family="paragraph" style:parent-style-name="Table_20_Contents">
      <style:paragraph-properties fo:text-align="justify" style:justify-single-word="false"/>
      <style:text-properties officeooo:rsid="001e82bc" officeooo:paragraph-rsid="001e82bc" style:font-size-asian="10.5pt"/>
    </style:style>
    <style:style style:name="P12" style:family="paragraph" style:parent-style-name="Table_20_Contents" style:list-style-name="L1">
      <loext:graphic-properties draw:fill="none"/>
      <style:paragraph-properties fo:margin-left="0.101cm" fo:margin-right="0cm" fo:text-align="justify" style:justify-single-word="false" fo:text-indent="0cm" style:auto-text-indent="false" fo:background-color="transparent" text:number-lines="false" text:line-number="0"/>
      <style:text-properties officeooo:rsid="001a7f91" officeooo:paragraph-rsid="002042d5" style:font-size-asian="10.5pt"/>
    </style:style>
    <style:style style:name="P13" style:family="paragraph" style:parent-style-name="Table_20_Contents" style:list-style-name="L1">
      <loext:graphic-properties draw:fill="none"/>
      <style:paragraph-properties fo:margin-left="0.101cm" fo:margin-right="0cm" fo:text-align="justify" style:justify-single-word="false" fo:text-indent="0cm" style:auto-text-indent="false" fo:background-color="transparent" text:number-lines="false" text:line-number="0"/>
      <style:text-properties officeooo:rsid="002042d5" officeooo:paragraph-rsid="002042d5" style:font-size-asian="10.5pt"/>
    </style:style>
    <style:style style:name="P14" style:family="paragraph" style:parent-style-name="Table_20_Contents">
      <style:paragraph-properties fo:text-align="justify" style:justify-single-word="false"/>
      <style:text-properties officeooo:paragraph-rsid="001a3b8c" style:font-size-asian="10.5pt"/>
    </style:style>
    <style:style style:name="P15" style:family="paragraph" style:parent-style-name="Table_20_Contents">
      <style:paragraph-properties fo:text-align="justify" style:justify-single-word="false"/>
      <style:text-properties officeooo:paragraph-rsid="00211185" style:font-size-asian="10.5pt"/>
    </style:style>
    <style:style style:name="P16" style:family="paragraph" style:parent-style-name="Table_20_Contents">
      <style:paragraph-properties fo:text-align="justify" style:justify-single-word="false"/>
      <style:text-properties officeooo:rsid="002130dd" officeooo:paragraph-rsid="002130dd" style:font-size-asian="10.5pt"/>
    </style:style>
    <style:style style:name="P17" style:family="paragraph" style:parent-style-name="Table_20_Contents">
      <style:paragraph-properties fo:text-align="justify" style:justify-single-word="false"/>
      <style:text-properties officeooo:rsid="00215253" officeooo:paragraph-rsid="00215253" style:font-size-asian="10.5pt"/>
    </style:style>
    <style:style style:name="T1" style:family="text">
      <style:text-properties officeooo:rsid="001c2e26"/>
    </style:style>
    <style:style style:name="T2" style:family="text">
      <style:text-properties officeooo:rsid="001cccff"/>
    </style:style>
    <style:style style:name="T3" style:family="text">
      <style:text-properties officeooo:rsid="001e82bc"/>
    </style:style>
    <style:style style:name="T4" style:family="text">
      <style:text-properties officeooo:rsid="002042d5"/>
    </style:style>
    <style:style style:name="T5" style:family="text">
      <style:text-properties officeooo:rsid="00211185"/>
    </style:style>
    <style:style style:name="T6" style:family="text">
      <style:text-properties officeooo:rsid="00215253"/>
    </style:style>
    <style:style style:name="T7" style:family="text">
      <style:text-properties fo:background-color="#ffff00" loext:char-shading-value="0"/>
    </style:style>
    <style:style style:name="T8" style:family="text">
      <style:text-properties officeooo:rsid="00215253" fo:background-color="#ffff00" loext:char-shading-value="0"/>
    </style:style>
    <style:style style:name="T9" style:family="text">
      <style:text-properties officeooo:rsid="00215253" fo:background-color="#ffff00" loext:char-shading-value="0"/>
    </style:style>
    <style:style style:name="T10" style:family="text">
      <style:text-properties fo:background-color="#ffff00"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style-name="TableLine94386327148528">
          <table:table-cell table:style-name="Tabelle2.A1" table:number-columns-spanned="2" office:value-type="string">
            <text:p text:style-name="P4">Zielbestimmung <text:span text:style-name="T3">für Memoric</text:span></text:p>
          </table:table-cell>
          <table:covered-table-cell/>
        </table:table-row>
        <table:table-row table:style-name="TableLine94386327150304">
          <table:table-cell table:style-name="Tabelle2.A2" office:value-type="string">
            <text:p text:style-name="P6">Produkt­beschreibung</text:p>
          </table:table-cell>
          <table:table-cell table:style-name="Tabelle2.B2" office:value-type="string">
            <text:p text:style-name="P11">Es wird ein Spiel nach dem Vorbild eines Memory-Spiels entwickelt, in welchem Paare von Musikschnipseln anstelle von Bildern zu finden sind. <text:s text:c="3"/></text:p>
          </table:table-cell>
        </table:table-row>
        <table:table-row table:style-name="TableLine94386371317312">
          <table:table-cell table:style-name="Tabelle2.A2" office:value-type="string">
            <text:p text:style-name="P4">Musskriterien</text:p>
          </table:table-cell>
          <table:table-cell table:style-name="Tabelle2.B3" office:value-type="string">
            <text:list xml:id="list1768482206" text:style-name="L1">
              <text:list-header>
                <text:p text:style-name="P12"><text:span text:style-name="T4">- <text:s/>Es gibt einen Start- und Endbildschirm. </text:span><text:span text:style-name="T5">Auf der Startbildschirm wird „Memoric“ ausgegeben und auf dem Endbildschirm wird der Gewinner genannt. </text:span></text:p>
                <text:p text:style-name="P13">- Es gibt mindestens 6 Paare/ 12 Karten, die auf dem Bildschirm angezeigt werden und die jeweils mit einer Audio-Datei verbunden sind.</text:p>
                <text:p text:style-name="P13">- Es gibt für 2 Spieler einen hochzählenden Score, der die Anzahl der gefundenen Paare angibt.</text:p>
                <text:p text:style-name="P13">- Wenn eine Karte durch einen Spieler per Mausklick ausgewählt wurde, ändert sich ihre Farbe und der Musikschnipsel wird abgespielt. Im Anschluss darf der Spieler eine weitere Karte aufdecken, deren Farbe sich ändert, die Farbe der ersten Karte bleibt unverändert. </text:p>
                <text:p text:style-name="P13">- Jeder Spieler kann genau 2 Karten auswählen. Falls er ein Paar gefunden hat, ändern die Karten des Paares ihre Farbe und er darf erneut 2 Karten auswählen. Ansonsten ist der andere Spieler an der Reihe. </text:p>
              </text:list-header>
            </text:list>
          </table:table-cell>
        </table:table-row>
        <table:table-row table:style-name="TableLine94386371318096">
          <table:table-cell table:style-name="Tabelle2.A2" office:value-type="string">
            <text:p text:style-name="P4">Wunschkriterien</text:p>
          </table:table-cell>
          <table:table-cell table:style-name="Tabelle2.B4" office:value-type="string">
            <text:p text:style-name="P14">- <text:span text:style-name="T4">Es gibt 12 Paare/ 24 Karten, die auf dem Bildschirm angezeigt werden.</text:span></text:p>
            <text:p text:style-name="P14">- <text:span text:style-name="T5">Die Anzahl der Paare kann im Startbildschirm ausgewählt werden. </text:span></text:p>
            <text:p text:style-name="P15">- <text:span text:style-name="T5">Name der Spieler können auf dem Startbildschirm eingegeben werden und tauchen auf dem Spielfeld auf.</text:span></text:p>
            <text:p text:style-name="P15"><text:span text:style-name="T5">- Die Anzahl der Spieler ist variabel (Eingabe über den Startbildschirm).</text:span></text:p>
            <text:p text:style-name="P15"><text:span text:style-name="T5">- Das Farbschema kann zu Beginn ausgewählt werden.</text:span></text:p>
            <text:p text:style-name="P15"><text:span text:style-name="T5">- Es gibt verschiedene Levels, in denen unterschiedliche Musik-Genres abgespielt werden. <text:s text:c="3"/></text:span></text:p>
          </table:table-cell>
        </table:table-row>
        <table:table-row table:style-name="TableLine94386371318880">
          <table:table-cell table:style-name="Tabelle2.A2" office:value-type="string">
            <text:p text:style-name="P4">Abgrenzungs­kriterien</text:p>
          </table:table-cell>
          <table:table-cell table:style-name="Tabelle2.B5" office:value-type="string">
            <text:p text:style-name="P8">- <text:span text:style-name="T5">Ein Einspieler-Modus indem gegen den Computer gespielt wird, soll nicht implementiert werden.</text:span></text:p>
            <text:p text:style-name="P8">- <text:span text:style-name="T5">Es gibt keine Möglichkeit die bereits abgespielte Audio-Datei nach dessen Auswahl mehrmals abspielen zu lassen.</text:span></text:p>
            <text:p text:style-name="P8">- <text:span text:style-name="T5">Es gibt keine graphische Unterstützung zum Auffinden der Paare. </text:span></text:p>
          </table:table-cell>
        </table:table-row>
        <table:table-row table:style-name="TableLine94386371319664">
          <table:table-cell table:style-name="Tabelle2.A6" table:number-columns-spanned="2" office:value-type="string">
            <text:p text:style-name="P5">Produkteinsatz</text:p>
          </table:table-cell>
          <table:covered-table-cell/>
        </table:table-row>
        <table:table-row table:style-name="TableLine94386371320800">
          <table:table-cell table:style-name="Tabelle2.A2" office:value-type="string">
            <text:p text:style-name="P7">Anwendungs­bereiche</text:p>
          </table:table-cell>
          <table:table-cell table:style-name="Tabelle2.B7" office:value-type="string">
            <text:p text:style-name="P16">Das Spiel ist zum Trainieren von aufmerksamem, konzentriertem Zuhören sowie zu Unterhaltungszwecken entwickelt worden. Ein Einsatz in der Schule – z.B. Musikunterricht – ist angedacht.</text:p>
          </table:table-cell>
        </table:table-row>
        <table:table-row table:style-name="TableLine94386371321472">
          <table:table-cell table:style-name="Tabelle2.A2" office:value-type="string">
            <text:p text:style-name="P5">Zielgruppen</text:p>
          </table:table-cell>
          <table:table-cell table:style-name="Tabelle2.B8" office:value-type="string">
            <text:p text:style-name="P16">Alle Altersgruppen, vorausgesetzt Hörvermögen besteht. </text:p>
          </table:table-cell>
        </table:table-row>
        <table:table-row table:style-name="TableLine94386371322256">
          <table:table-cell table:style-name="Tabelle2.A2" office:value-type="string">
            <text:p text:style-name="P5">Benutzer­oberfläche</text:p>
          </table:table-cell>
          <table:table-cell table:style-name="Tabelle2.B9" office:value-type="string">
            <text:p text:style-name="P10">Memoric wird auf der graphischen Benutzeroberfläche des gfx-Moduls gespielt. </text:p>
          </table:table-cell>
        </table:table-row>
        <table:table-row table:style-name="Tabelle2.10">
          <table:table-cell table:style-name="Tabelle2.A2" office:value-type="string">
            <text:p text:style-name="P3">Gesetze, Normen, Sicherheitsanfor­derungen, Plattform-abhängigkeiten, ...</text:p>
          </table:table-cell>
          <table:table-cell table:style-name="Tabelle2.B10" office:value-type="string">
            <text:p text:style-name="P16">Die Ausführung des Spiels erfolgt plattformunabhängig, sofern das gfx-Paket in einer Go-Entwicklungsumgebung vorhanden ist. </text:p>
            <text:p text:style-name="P16">Bei de<text:span text:style-name="T6">r</text:span><text:span text:style-name="T9"> Auswahl der Musik ???</text:span></text:p>
          </table:table-cell>
        </table:table-row>
        <table:table-row table:style-name="TableLine94386371324384">
          <table:table-cell table:style-name="Tabelle2.A6" table:number-columns-spanned="2" office:value-type="string">
            <text:p text:style-name="P5">Technische Anforderungen</text:p>
          </table:table-cell>
          <table:covered-table-cell/>
        </table:table-row>
        <table:table-row table:style-name="TableLine94386371325056">
          <table:table-cell table:style-name="Tabelle2.A2" office:value-type="string">
            <text:p text:style-name="P5">Notwendige Software</text:p>
          </table:table-cell>
          <table:table-cell table:style-name="Tabelle2.B12" office:value-type="string">
            <text:p text:style-name="P17">Linux, Windows</text:p>
            <text:p text:style-name="P17">Go</text:p>
            <text:p text:style-name="P17"><text:soft-page-break/>Pakete: gfx, fmt, <text:span text:style-name="T10">dateien???</text:span></text:p>
            <text:p text:style-name="P17"><text:span text:style-name="T10">Musik-Dateien? WAF?</text:span></text:p>
          </table:table-cell>
        </table:table-row>
        <table:table-row table:style-name="TableLine94386371252992">
          <table:table-cell table:style-name="Tabelle2.A2" office:value-type="string">
            <text:p text:style-name="P5">Notwendige Hardware</text:p>
          </table:table-cell>
          <table:table-cell table:style-name="Tabelle2.B13" office:value-type="string">
            <text:p text:style-name="P17">x86-PC, Bildschirm, <text:span text:style-name="T10">Tastatur, Maus</text:span></text:p>
          </table:table-cell>
        </table:table-row>
        <table:table-row table:style-name="TableLine94386371253776">
          <table:table-cell table:style-name="Tabelle2.A2" office:value-type="string">
            <text:p text:style-name="P5">Produkt­schnittstellen</text:p>
          </table:table-cell>
          <table:table-cell table:style-name="Tabelle2.B14" office:value-type="string">
            <text:p text:style-name="P17">keine</text:p>
          </table:table-cell>
        </table:table-row>
      </table:table>
      <text:p text:style-name="AB_5f_Absatz_5f_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Standard" style:font-family-generic="swiss" style:font-pitch="variable"/>
    <style:font-face style:name="Courier New" svg:font-family="'Courier New'" style:font-adornments="Standard"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nBJS" svg:font-family="SenBJS"/>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Standard"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SenBJS" fo:font-family="SenBJ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AB_5f_Absatz_5f_normal" style:display-name="AB_Absatz_normal" style:family="paragraph" style:parent-style-name="Standard">
      <style:paragraph-properties fo:margin-top="0cm" fo:margin-bottom="0.101cm" style:contextual-spacing="false" fo:text-align="justify" style:justify-single-word="false" style:writing-mode="page"/>
      <style:text-properties style:font-name="Arial3" fo:font-family="Arial" style:font-style-name="Standard" style:font-family-generic="swiss" style:font-pitch="variable" fo:font-size="11pt" officeooo:rsid="000de341" style:font-size-asian="10.5pt"/>
    </style:style>
    <style:style style:name="AB_5f_Absatz_5f_eingerückt" style:display-name="AB_Absatz_eingerückt" style:family="paragraph" style:parent-style-name="AB_5f_Absatz_5f_normal" style:next-style-name="AB_5f_Absatz_5f_normal">
      <style:paragraph-properties fo:margin-left="0.801cm" fo:margin-right="0cm" fo:text-indent="0cm" style:auto-text-indent="false">
        <style:tab-stops>
          <style:tab-stop style:position="0.801cm"/>
        </style:tab-stops>
      </style:paragraph-properties>
    </style:style>
    <style:style style:name="AB_5f_Absatz_5f_eingerückt2" style:display-name="AB_Absatz_eingerückt2" style:family="paragraph" style:parent-style-name="AB_5f_Absatz_5f_eingerückt" style:next-style-name="AB_5f_Absatz_5f_normal">
      <style:paragraph-properties fo:margin-left="1.499cm" fo:margin-right="0cm" fo:text-indent="-1.499cm" style:auto-text-indent="false">
        <style:tab-stops>
          <style:tab-stop style:position="1.499cm"/>
        </style:tab-stops>
      </style:paragraph-properties>
    </style:style>
    <style:style style:name="AB_5f_Überschrift1" style:display-name="AB_Überschrift1" style:family="paragraph" style:parent-style-name="AB_5f_Absatz_5f_normal" style:next-style-name="AB_5f_Absatz_5f_normal">
      <style:paragraph-properties fo:text-align="center" style:justify-single-word="false"/>
      <style:text-properties style:text-underline-style="solid" style:text-underline-width="auto" style:text-underline-color="font-color" fo:font-weight="bold" style:font-size-asian="10.5pt"/>
    </style:style>
    <style:style style:name="AB_5f_Überschrift2" style:display-name="AB_Überschrift2" style:family="paragraph" style:parent-style-name="AB_5f_Absatz_5f_normal" style:next-style-name="AB_5f_Absatz_5f_normal" style:master-page-name="">
      <style:paragraph-properties fo:margin-top="0.3cm" fo:margin-bottom="0.101cm" style:contextual-spacing="false" fo:text-align="start" style:justify-single-word="false" style:page-number="auto"/>
      <style:text-properties style:text-line-through-style="none" style:text-line-through-type="none" style:text-underline-style="none" fo:font-weight="bold" style:font-size-asian="10.5pt"/>
    </style:style>
    <style:style style:name="AB_5f_Absatz_5f_Abstand" style:display-name="AB_Absatz_Abstand" style:family="paragraph" style:parent-style-name="AB_5f_Absatz_5f_normal" style:next-style-name="AB_5f_Absatz_5f_normal">
      <style:paragraph-properties fo:margin-top="0cm" fo:margin-bottom="0.3cm" style:contextual-spacing="false" style:writing-mode="page"/>
    </style:style>
    <style:style style:name="AB_5f_Lückentext" style:display-name="AB_Lückentext" style:family="paragraph" style:parent-style-name="AB_5f_Absatz_5f_normal">
      <style:paragraph-properties fo:line-height="150%" style:writing-mode="page"/>
    </style:style>
    <style:style style:name="Frame_20_contents" style:display-name="Frame contents" style:family="paragraph" style:parent-style-name="Standard" style:class="extra"/>
    <style:style style:name="AB_5f_Code" style:display-name="AB_Code" style:family="paragraph" style:parent-style-name="Frame_20_contents" style:master-page-name="">
      <loext:graphic-properties draw:fill="none" draw:fill-color="#729fcf"/>
      <style:paragraph-properties style:page-numb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style:font-name="Courier New" fo:font-family="'Courier New'" style:font-style-name="Standard" style:font-family-generic="modern" style:font-pitch="fixed" fo:font-size="11pt"/>
    </style:style>
    <style:style style:name="AB_5f_Überschrift3" style:display-name="AB_Überschrift3" style:family="paragraph" style:parent-style-name="AB_5f_Überschrift2" style:next-style-name="AB_5f_Absatz_5f_normal">
      <style:text-properties style:text-underline-style="solid" style:text-underline-width="auto" style:text-underline-color="font-color" fo:font-weight="normal"/>
    </style:style>
    <style:style style:name="AB_5f_Überschrift2_5f_ohne" style:display-name="AB_Überschrift2_ohne" style:family="paragraph" style:parent-style-name="AB_5f_Überschrift2" style:next-style-name="AB_5f_Absatz_5f_normal">
      <style:paragraph-properties fo:margin-top="0cm" fo:margin-bottom="0.101cm" style:contextual-spacing="false"/>
    </style:style>
    <style:style style:name="Numbering_20_Symbols" style:display-name="Numbering Symbols" style:family="text"/>
    <style:style style:name="Lückentext" style:family="text">
      <style:text-properties fo:color="#eeeeee" loext:opacity="100%" style:font-name="Liberation Sans2" fo:font-family="'Liberation Sans'" style:font-style-name="Standard" style:font-family-generic="swiss" style:font-pitch="variable" fo:letter-spacing="0.141cm" style:text-underline-style="solid" style:text-underline-width="auto" style:text-underline-color="#000000" style:font-size-asian="10.5pt" loext:shadow="none"/>
    </style:style>
    <style:style style:name="AB_5f_Normal" style:display-name="AB_Normal" style:family="text">
      <style:text-properties fo:color="#000000" loext:opacity="100%" style:font-name="Arial3" fo:font-family="Arial" style:font-style-name="Standard" style:font-family-generic="swiss" style:font-pitch="variable" fo:font-size="11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AB_5f_Abdecken" style:display-name="AB_Abdecken" style:family="graphic">
      <style:graphic-properties svg:width="16cm" fo:min-height="1cm" svg:x="0cm" svg:y="0cm" fo:margin-left="0cm" fo:margin-right="0.199cm" fo:margin-top="0.199cm" fo:margin-bottom="0cm" style:wrap="right" style:number-wrapped-paragraphs="no-limit" style:wrap-contour="false" style:vertical-pos="from-top" style:vertical-rel="page-content" style:horizontal-pos="left" style:horizontal-rel="page-content" fo:background-color="#ffffff" style:background-transparency="0%" draw:fill="solid" draw:fill-color="#ffffff" draw:opacity="100%"/>
    </style:style>
    <style:style style:name="AB_5f_Text" style:display-name="AB_Text" style:family="graphic">
      <style:graphic-properties svg:width="16cm" fo:min-height="1cm" svg:x="0cm" svg:y="0cm" fo:margin-top="0.199cm" fo:margin-bottom="0.199cm" style:wrap="none" style:vertical-pos="from-top" style:vertical-rel="page-content" style:horizontal-pos="from-left" style:horizontal-rel="page-content" fo:background-color="transparent" draw:fill="none" draw:fill-color="#729fcf" fo:padding="0.049cm" fo:border="0.06pt solid #000000"/>
    </style:style>
    <style:style style:name="AB_5f_Bild" style:display-name="AB_Bild" style:family="graphic">
      <style:graphic-properties svg:x="0cm" svg:y="0cm" fo:margin-left="0.3cm" fo:margin-right="0cm" fo:margin-top="0.199cm" fo:margin-bottom="0.199cm" style:wrap="parallel" style:number-wrapped-paragraphs="no-limit" style:wrap-contour="false" style:vertical-pos="from-top" style:vertical-rel="page-content" style:horizontal-pos="right" style:horizontal-rel="page-content"/>
    </style:style>
    <style:style style:name="AB_5f_Code" style:display-name="AB_Code" style:family="graphic">
      <style:graphic-properties svg:width="16cm" fo:min-height="0.041cm" svg:x="0cm" svg:y="0cm" style:wrap="none" style:vertical-pos="from-top" style:vertical-rel="page-content" style:horizontal-pos="from-left" style:horizontal-rel="page-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_5f_Aufzählung1" style:display-name="AB_Aufzählung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text:style-name="Numbering_20_Symbols" loext:num-list-format="(%3%)" style:num-prefix="(" style:num-suffix=")" style:num-format="i">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text:style-name="Numbering_20_Symbols" loext:num-list-format="(%4%)" style:num-prefix="(" style:num-suffix=")" style:num-format="i">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Numbering_20_Symbols" loext:num-list-format="(%5%)" style:num-prefix="(" style:num-suffix=")" style:num-format="i">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Numbering_20_Symbols" loext:num-list-format="(%6%)" style:num-prefix="(" style:num-suffix=")" style:num-format="i">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Numbering_20_Symbols" loext:num-list-format="(%7%)" style:num-prefix="(" style:num-suffix=")" style:num-format="i">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Numbering_20_Symbols" loext:num-list-format="(%8%)" style:num-prefix="(" style:num-suffix=")" style:num-format="i">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Numbering_20_Symbols" loext:num-list-format="(%9%)" style:num-prefix="(" style:num-suffix=")" style:num-format="i">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Numbering_20_Symbols" loext:num-list-format="(%10%)" style:num-prefix="(" style:num-suffix=")" style:num-format="i">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AB_5f_Aufzählung2" style:display-name="AB_Aufzählung2">
      <text:list-level-style-number text:level="1" loext:num-list-format="%1%)"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B_5f_Symbole1" style:display-name="AB_Symbole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cm" table:align="left"/>
    </style:style>
    <style:style style:name="Tabelle1.A" style:family="table-column">
      <style:table-column-properties style:column-width="1.395cm"/>
    </style:style>
    <style:style style:name="Tabelle1.B" style:family="table-column">
      <style:table-column-properties style:column-width="13.204cm"/>
    </style:style>
    <style:style style:name="Tabelle1.C" style:family="table-column">
      <style:table-column-properties style:column-width="1.401cm"/>
    </style:style>
    <style:style style:name="Tabelle1.1" style:family="table-row">
      <style:table-row-properties style:row-height="0.88cm"/>
    </style:style>
    <style:style style:name="Tabelle1.A1" style:family="table-cell">
      <style:table-cell-properties style:vertical-align="middle" fo:padding="0.097cm" fo:border-left="1pt solid #000000" fo:border-right="none" fo:border-top="1pt solid #000000" fo:border-bottom="1pt solid #000000"/>
    </style:style>
    <style:style style:name="Tabelle1.B1" style:family="table-cell">
      <style:table-cell-properties style:vertical-align="middle" fo:padding="0.097cm" fo:border-left="none" fo:border-right="none" fo:border-top="1pt solid #000000" fo:border-bottom="1pt solid #000000"/>
    </style:style>
    <style:style style:name="Tabelle1.C1" style:family="table-cell">
      <style:table-cell-properties style:vertical-align="middle" fo:padding="0.097cm" fo:border-left="none" fo:border-right="1pt solid #000000" fo:border-top="1pt solid #000000" fo:border-bottom="1pt solid #000000"/>
    </style:style>
    <style:style style:name="MP1" style:family="paragraph" style:parent-style-name="Header">
      <style:text-properties fo:font-size="6pt" style:font-size-asian="5.25pt" style:font-size-complex="6pt"/>
    </style:style>
    <style:style style:name="MP2" style:family="paragraph" style:parent-style-name="Table_20_Contents">
      <style:paragraph-properties fo:text-align="center" style:justify-single-word="false"/>
      <style:text-properties style:font-name="Arial1" fo:font-size="11pt" fo:font-weight="bold" officeooo:rsid="001a3b8c" officeooo:paragraph-rsid="001a3b8c" style:font-size-asian="11pt" style:font-weight-asian="bold" style:font-size-complex="11pt" style:font-weight-complex="bold"/>
    </style:style>
    <style:style style:name="MT1" style:family="text">
      <style:text-properties officeooo:rsid="001c2e26"/>
    </style:style>
    <style:style style:name="MT2" style:family="text">
      <style:text-properties officeooo:rsid="001cccff"/>
    </style:style>
    <style:page-layout style:name="Mpm1">
      <style:page-layout-properties fo:page-width="21.001cm" fo:page-height="29.7cm" style:num-format="1" style:print-orientation="portrait" fo:margin-top="1.6cm" fo:margin-bottom="2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cm" fo:margin-bottom="2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399cm" fo:margin-left="0cm" fo:margin-right="0cm" fo:margin-bottom="0.499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1.6cm" fo:margin-bottom="2cm" fo:margin-left="2.401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master-page style:name="AB_5f_A4_5f_Kopf" style:display-name="AB_A4_Kopf" style:page-layout-name="Mpm2" draw:style-name="Mdp1" style:next-style-name="AB_5f_A4_5f_Folge">
      <style:header>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MP2">SWP</text:p>
            </table:table-cell>
            <table:table-cell table:style-name="Tabelle1.B1" office:value-type="string">
              <text:p text:style-name="MP2"><text:span text:style-name="MT1">Vorlage </text:span><text:span text:style-name="MT2">Analyse / Lastenheft</text:span></text:p>
            </table:table-cell>
            <table:table-cell table:style-name="Tabelle1.C1" office:value-type="string">
              <text:p text:style-name="MP2">LWB</text:p>
            </table:table-cell>
          </table:table-row>
        </table:table>
        <text:p text:style-name="MP1"/>
      </style:header>
    </style:master-page>
    <style:master-page style:name="AB_5f_A4_5f_Folge" style:display-name="AB_A4_Folge"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8T10:52:52.619000000</meta:creation-date>
    <meta:editing-duration>PT3M21S</meta:editing-duration>
    <meta:editing-cycles>2</meta:editing-cycles>
    <meta:generator>LibreOffice/7.3.4.2$Linux_X86_64 LibreOffice_project/30$Build-2</meta:generator>
    <dc:title>AB_A4_Kopf</dc:title>
    <dc:date>2023-03-20T11:22:34.627126111</dc:date>
    <meta:document-statistic meta:table-count="2" meta:image-count="0" meta:object-count="0" meta:page-count="2" meta:paragraph-count="43" meta:word-count="369" meta:character-count="2641" meta:non-whitespace-character-count="2301"/>
    <meta:template xlink:type="simple" xlink:actuate="onRequest" xlink:title="AB_A4_Kopf" xlink:href="../../../../Baustein/formular/formular/Formular_LO_FM/FM_LO/AB_A4_Kopf.ott" meta:date="2020-12-29T10:54:29.884000000"/>
  </office:meta>
</office:document-meta>
</file>